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c9289" draw:textarea-horizontal-align="justify" draw:textarea-vertical-align="middle" draw:auto-grow-height="false" fo:min-height="0.882cm" fo:min-width="3.248cm"/>
    </style:style>
    <style:style style:name="gr2" style:family="graphic" style:parent-style-name="standard">
      <style:graphic-properties draw:fill="solid" draw:fill-color="#ec9289" draw:textarea-horizontal-align="justify" draw:textarea-vertical-align="middle" draw:auto-grow-height="false" fo:min-height="0.67cm" fo:min-width="1.692cm"/>
    </style:style>
    <style:style style:name="gr3" style:family="graphic" style:parent-style-name="standard">
      <style:graphic-properties draw:fill="solid" draw:fill-color="#ec9289" draw:textarea-horizontal-align="justify" draw:textarea-vertical-align="middle" draw:auto-grow-height="false" fo:min-height="0.74cm" fo:min-width="2.894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0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8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1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8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c928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1.6cm" svg:x="8.3cm" svg:y="6.2cm">
          <text:p text:style-name="P1"><text:span text:style-name="T1">ods:digital speci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1cm" svg:height="1.3cm" svg:x="2.7cm" svg:y="7.7cm">
          <text:p text:style-name="P1"><text:span text:style-name="T1">obi:speci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cm" svg:height="1.4cm" svg:x="15cm" svg:y="3.2cm">
          <text:p text:style-name="P1"><text:span text:style-name="T1">iao:information </text:span></text:p>
          <text:p text:style-name="P1"><text:span text:style-name="T1">content 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8cm" svg:height="1.4cm" svg:x="17.5cm" svg:y="6.4cm">
          <text:p text:style-name="P1"><text:span text:style-name="T1">bco:taxon conce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cm" svg:height="1.4cm" svg:x="4.601cm" svg:y="3.501cm">
          <text:p text:style-name="P1"><text:span text:style-name="T1">ods:digitization</text:span></text:p>
          <text:p text:style-name="P1"><text:span text:style-name="T1"><text:s/></text:span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cm" svg:height="1.4cm" svg:x="23.3cm" svg:y="4.2cm">
          <text:p text:style-name="P1"><text:span text:style-name="T1">dwcobo: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9cm" svg:y1="6.5cm" svg:x2="25.8cm" svg:y2="5.5cm">
          <text:p/>
        </draw:line>
        <draw:line draw:style-name="gr5" draw:text-style-name="P4" draw:layer="layout" svg:x1="19.2cm" svg:y1="6.4cm" svg:x2="17.4cm" svg:y2="4.6cm">
          <text:p/>
        </draw:line>
        <draw:line draw:style-name="gr5" draw:text-style-name="P4" draw:layer="layout" svg:x1="11.9cm" svg:y1="6.3cm" svg:x2="15.7cm" svg:y2="4.4cm">
          <text:p/>
        </draw:line>
        <draw:frame draw:style-name="gr6" draw:text-style-name="P5" draw:layer="layout" svg:width="3.8cm" svg:height="0.649cm" svg:x="16.7cm" svg:y="5.2cm">
          <draw:text-box>
            <text:p><text:span text:style-name="T1">rdfs:subClassOf</text:span></text:p>
          </draw:text-box>
        </draw:frame>
        <draw:frame draw:style-name="gr6" draw:text-style-name="P5" draw:layer="layout" svg:width="3.8cm" svg:height="0.649cm" svg:x="11.513cm" svg:y="5.182cm">
          <draw:text-box>
            <text:p><text:span text:style-name="T1">rdfs:subClassOf</text:span></text:p>
          </draw:text-box>
        </draw:frame>
        <draw:frame draw:style-name="gr7" draw:text-style-name="P5" draw:layer="layout" svg:width="4.583cm" svg:height="0.649cm" svg:x="20.817cm" svg:y="5.7cm">
          <draw:text-box>
            <text:p><text:span text:style-name="T1">owl:equivalentClass</text:span></text:p>
          </draw:text-box>
        </draw:frame>
        <draw:line draw:style-name="gr5" draw:text-style-name="P6" draw:layer="layout" svg:x1="6.1cm" svg:y1="4.8cm" svg:x2="4.3cm" svg:y2="7.8cm">
          <text:p/>
        </draw:line>
        <draw:line draw:style-name="gr5" draw:text-style-name="P6" draw:layer="layout" svg:x1="7.9cm" svg:y1="4.9cm" svg:x2="10cm" svg:y2="6.3cm">
          <text:p/>
        </draw:line>
        <draw:frame draw:style-name="gr8" draw:text-style-name="P5" draw:layer="layout" svg:width="5.358cm" svg:height="0.649cm" svg:x="2.1cm" svg:y="6.2cm">
          <draw:text-box>
            <text:p><text:span text:style-name="T1">obi:has_specified_input</text:span></text:p>
          </draw:text-box>
        </draw:frame>
        <draw:frame draw:style-name="gr9" draw:text-style-name="P5" draw:layer="layout" svg:width="5.637cm" svg:height="0.649cm" svg:x="6.1cm" svg:y="5.3cm">
          <draw:text-box>
            <text:p><text:span text:style-name="T1">obi:has_specified_output</text:span></text:p>
          </draw:text-box>
        </draw:frame>
        <draw:line draw:style-name="gr5" draw:text-style-name="P6" draw:layer="layout" svg:x1="17.4cm" svg:y1="7.1cm" svg:x2="13.6cm" svg:y2="7cm">
          <text:p/>
        </draw:line>
        <draw:frame draw:style-name="gr10" draw:text-style-name="P5" draw:layer="layout" svg:width="2.881cm" svg:height="0.649cm" svg:x="14.119cm" svg:y="6.3cm">
          <draw:text-box>
            <text:p><text:span text:style-name="T1">iao:is about</text:span></text:p>
          </draw:text-box>
        </draw:frame>
        <draw:connector draw:style-name="gr5" draw:text-style-name="P6" draw:layer="layout" draw:type="curve" svg:x1="18.203cm" svg:y1="7.595cm" svg:x2="5.8cm" svg:y2="8.35cm" draw:start-shape="id1" draw:start-glue-point="7" draw:end-shape="id2" draw:end-glue-point="10" svg:d="M18203 7595c0 504-4134 755-12403 755" svg:viewBox="0 0 12404 756">
          <text:p/>
        </draw:connector>
        <draw:frame draw:style-name="gr10" draw:text-style-name="P5" draw:layer="layout" svg:width="2.881cm" svg:height="0.649cm" svg:x="6.5cm" svg:y="7.8cm">
          <draw:text-box>
            <text:p><text:span text:style-name="T1">iao:is ab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1b1b" draw:marker-start-width="0.2cm" draw:marker-start-center="false" draw:marker-end-width="0.2cm" draw:marker-end-center="false" draw:fill="solid" draw:fill-color="#7fba6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23:44:49.393617935</meta:creation-date>
    <dc:date>2021-01-22T14:21:00.342722717</dc:date>
    <meta:editing-duration>PT1H58M43S</meta:editing-duration>
    <meta:editing-cycles>13</meta:editing-cycles>
    <meta:generator>LibreOffice/5.3.7.2.0$Linux_X86_64 LibreOffice_project/30$Build-2</meta:generator>
    <meta:document-statistic meta:object-count="20"/>
  </office:meta>
</office:document-meta>
</file>